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ebb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8f32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ebb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8f32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officeooo:paragraph-rsid="0026ebb4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7c0a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8d0c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36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262196"/>
    </style:style>
    <style:style style:name="P38" style:family="paragraph" style:parent-style-name="Standard">
      <style:paragraph-properties fo:text-align="start" style:justify-single-word="false"/>
      <style:text-properties officeooo:rsid="0013a5ad" officeooo:paragraph-rsid="0026ebb4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28f32e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28d0cc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8f32e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ae293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2ae293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style:style style:name="T13" style:family="text">
      <style:text-properties officeooo:rsid="00262196"/>
    </style:style>
    <style:style style:name="T14" style:family="text">
      <style:text-properties officeooo:rsid="0026ebb4"/>
    </style:style>
    <style:style style:name="T15" style:family="text">
      <style:text-properties style:font-name="serif"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normal" fo:font-weight="normal" officeooo:rsid="000f4fb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tyle="normal" fo:font-weight="normal" officeooo:rsid="0026ebb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officeooo:rsid="0027c0a3"/>
    </style:style>
    <style:style style:name="T20" style:family="text">
      <style:text-properties fo:font-size="14pt" fo:font-weight="normal" officeooo:rsid="0028d0cc" style:font-size-asian="14pt" style:font-weight-asian="normal" style:font-size-complex="14pt" style:font-weight-complex="normal"/>
    </style:style>
    <style:style style:name="T21" style:family="text">
      <style:text-properties officeooo:rsid="0028f32e"/>
    </style:style>
    <style:style style:name="T22" style:family="text">
      <style:text-properties officeooo:rsid="00299044"/>
    </style:style>
    <style:style style:name="T23" style:family="text">
      <style:text-properties officeooo:rsid="0029bf1b"/>
    </style:style>
    <style:style style:name="T24" style:family="text">
      <style:text-properties officeooo:rsid="0028d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5">Si no s'indica una altra cosa, el format d'enntrega de tasques és en document PDF.</text:p>
      <text:p text:style-name="P2"/>
      <text:p text:style-name="P16">Cad<text:span text:style-name="T9">a</text:span> dia de retrad en l'entrega resta 0,5 punts de la nota.</text:p>
      <text:p text:style-name="P16"/>
      <text:p text:style-name="P4">Tasca 1:</text:p>
      <text:p text:style-name="P17">Enviar un corrreu electrònic a <text:a xlink:type="simple" xlink:href="mailto:pposada@cifpnauticopesquera.es">pposada@cifpnauticopesquera.es</text:a>, indicant:</text:p>
      <text:p text:style-name="P17"/>
      <text:list xml:id="list352640898458020188" text:style-name="L1">
        <text:list-item>
          <text:p text:style-name="P44">Nom </text:p>
        </text:list-item>
        <text:list-item>
          <text:p text:style-name="P44">Sistema operatiu del PC utilitzat a casa</text:p>
        </text:list-item>
      </text:list>
      <text:p text:style-name="P34"/>
      <text:p text:style-name="P17">El termini d'entrega és dijous 26/09/24 </text:p>
      <text:p text:style-name="P4"/>
      <text:p text:style-name="P40"/>
      <text:p text:style-name="P40"/>
      <text:p text:style-name="P5">Tasca <text:span text:style-name="T2">2</text:span>:</text:p>
      <text:p text:style-name="P18">Enviar un corrreu electrònic a <text:a xlink:type="simple" xlink:href="mailto:pposada@cifpnauticopesquera.es">pposada@cifpnauticopesquera.es</text:a>, indicant:</text:p>
      <text:p text:style-name="P18"/>
      <text:list xml:id="list428665476862356474" text:style-name="L2">
        <text:list-item>
          <text:p text:style-name="P47">Compone<text:span text:style-name="T19">n</text:span>ts principals del datalogger i explicant breument la seva funció</text:p>
        </text:list-item>
      </text:list>
      <text:p text:style-name="P35"/>
      <text:p text:style-name="P18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9">Enviar un corrreu electrònic a <text:a xlink:type="simple" xlink:href="mailto:pposada@cifpnauticopesquera.es">pposada@cifpnauticopesquera.es</text:a>, <text:span text:style-name="T3">amb</text:span>:</text:p>
      <text:p text:style-name="P19"/>
      <text:list xml:id="list122589695057119961" text:style-name="L3">
        <text:list-item>
          <text:p text:style-name="P48">Esquema del circuit amb components del simulador de fred</text:p>
        </text:list-item>
      </text:list>
      <text:p text:style-name="P19"/>
      <text:p text:style-name="P19">El termini d'entrega és di<text:span text:style-name="T3">lluns</text:span> <text:span text:style-name="T3">30</text:span>/09/24</text:p>
      <text:p text:style-name="P19"/>
      <text:p text:style-name="P19"/>
      <text:p text:style-name="P7">Tasca <text:span text:style-name="T4">4</text:span>:</text:p>
      <text:p text:style-name="P20">Enviar un corrreu electrònic a <text:a xlink:type="simple" xlink:href="mailto:pposada@cifpnauticopesquera.es">pposada@cifpnauticopesquera.es</text:a>, <text:span text:style-name="T3">amb</text:span>:</text:p>
      <text:p text:style-name="P20"/>
      <text:list xml:id="list212450393622382" text:continue-numbering="true" text:style-name="L3">
        <text:list-item>
          <text:p text:style-name="P49">Resol l'exercici 1.3-1</text:p>
          <text:p text:style-name="P54">Cerca informació relativa a diversos tipos de termòmetres i explica els principis de funcionament.</text:p>
        </text:list-item>
      </text:list>
      <text:p text:style-name="P20"/>
      <text:p text:style-name="P20">El termini d'entrega és di<text:span text:style-name="T4">mecres</text:span> <text:span text:style-name="T3">09</text:span>/09/24</text:p>
      <text:p text:style-name="P20"/>
      <text:p text:style-name="P8"/>
      <text:p text:style-name="P42">Tasca <text:span text:style-name="T5">5</text:span>:</text:p>
      <text:p text:style-name="P21">Enviar un corrreu electrònic a <text:a xlink:type="simple" xlink:href="mailto:pposada@cifpnauticopesquera.es">pposada@cifpnauticopesquera.es</text:a>, <text:span text:style-name="T3">amb</text:span>:</text:p>
      <text:p text:style-name="P21"/>
      <text:list xml:id="list212451111839894" text:continue-numbering="true" text:style-name="L3">
        <text:list-item>
          <text:p text:style-name="P50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21"/>
      <text:p text:style-name="P21">El termini d'entrega és di<text:span text:style-name="T5">lluns 21</text:span>/<text:span text:style-name="T5">10</text:span>/24</text:p>
      <text:p text:style-name="P21"/>
      <text:p text:style-name="P9"/>
      <text:p text:style-name="P9">Tasca <text:span text:style-name="T6">6</text:span>:</text:p>
      <text:p text:style-name="P22">Enviar un corrreu electrònic a <text:a xlink:type="simple" xlink:href="mailto:pposada@cifpnauticopesquera.es">pposada@cifpnauticopesquera.es</text:a>, <text:span text:style-name="T3">amb</text:span>:</text:p>
      <text:p text:style-name="P22"/>
      <text:list xml:id="list212450463480163" text:continue-numbering="true" text:style-name="L3">
        <text:list-item>
          <text:p text:style-name="P51">Fes un document explicant el funcionament de les bombes d'aigua multicel·lulars </text:p>
        </text:list-item>
        <text:list-item>
          <text:p text:style-name="P51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52">Explica el funcionament de la refredadora i la bomba de l'esquema.</text:p>
        </text:list-item>
      </text:list>
      <text:p text:style-name="P28"/>
      <text:p text:style-name="P29">Es valorarà contingut i presentació neta (format pdf, nom, grup, esquemes fets amb regla o ordinador, lletra , ortografia …)</text:p>
      <text:p text:style-name="P29"/>
      <text:p text:style-name="P22"/>
      <text:p text:style-name="P22">El termini d'entrega és di<text:span text:style-name="T5">lluns 04</text:span>/<text:span text:style-name="T5">11</text:span>/24.</text:p>
      <text:p text:style-name="P22"/>
      <text:p text:style-name="P22"/>
      <text:p text:style-name="P10">Tasca <text:span text:style-name="T8">7</text:span>:</text:p>
      <text:p text:style-name="P10"/>
      <text:p text:style-name="P30">Resoldre l'exercici de càlcul de velocitat d'un fluid en canonades de distint diàmetre entregat a classe</text:p>
      <text:p text:style-name="P23"/>
      <text:p text:style-name="P23">El termini d'entrega és di<text:span text:style-name="T8">mecres 30</text:span>/<text:span text:style-name="T5">10</text:span>/24.</text:p>
      <text:p text:style-name="P23"/>
      <text:p text:style-name="P11"/>
      <text:p text:style-name="P11">Tasca <text:span text:style-name="T10">8</text:span>:</text:p>
      <text:p text:style-name="P11"/>
      <text:p text:style-name="P24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36"/>
      <text:p text:style-name="P24">El termini d'entrega és di<text:span text:style-name="T12">marts</text:span> <text:span text:style-name="T10">10</text:span>/<text:span text:style-name="T11">12</text:span>/24 .</text:p>
      <text:p text:style-name="P24"/>
      <text:p text:style-name="P32"><text:a xlink:type="simple" xlink:href="https://paulinoposada.github.io/web_fred/web_fred_2425/documents/ta/ta_08_sol.pdf">Solució tasca 8</text:a></text:p>
      <text:p text:style-name="P12"/>
      <text:p text:style-name="P43">Tasca <text:span text:style-name="T13">9</text:span>:</text:p>
      <text:p text:style-name="P12"/>
      <text:p text:style-name="P25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9.pdf"><text:span text:style-name="T11">exercici</text:span></text:a><text:span text:style-name="T11">.</text:span></text:p>
      <text:p text:style-name="P37"/>
      <text:p text:style-name="P25">El termini d'entrega és di<text:span text:style-name="T13">jous</text:span> <text:span text:style-name="T10">12</text:span>/<text:span text:style-name="T11">12</text:span>/24 .</text:p>
      <text:p text:style-name="P25"/>
      <text:p text:style-name="P13"/>
      <text:p text:style-name="P41"><text:a xlink:type="simple" xlink:href="https://paulinoposada.github.io/web_fred/web_fred_2425/documents/ta/ta_09_sol.pdf"><text:span text:style-name="T20">Solució tasca 9</text:span></text:a></text:p>
      <text:p text:style-name="P33"/>
      <text:p text:style-name="P33"/>
      <text:p text:style-name="P33"/>
      <text:p text:style-name="P13">Tasca <text:span text:style-name="T14">10</text:span>:</text:p>
      <text:p text:style-name="P13"/>
      <text:p text:style-name="P31"><text:span text:style-name="T16">Enviar un corrreu electrònic a </text:span><text:a xlink:type="simple" xlink:href="mailto:pposada@cifpnauticopesquera.es"><text:span text:style-name="T16">pposada@cifpnauticopesquera.es</text:span></text:a><text:span text:style-name="T16">, </text:span><text:span text:style-name="T17">amb un esquema del simulador de fred </text:span><text:span text:style-name="T18">(veure tasca 3)</text:span><text:span text:style-name="T17">, fet amb els símbols de la norm</text:span><text:span text:style-name="T16">a </text:span><text:a xlink:type="simple" xlink:href="https://paulinoposada.github.io/web_fred/documents/simbologia_refrigeracion_RSIF.pdf"><text:span text:style-name="T15">UNE-EN 1861</text:span></text:a><text:span text:style-name="T15">.</text:span></text:p>
      <text:p text:style-name="P38"/>
      <text:p text:style-name="P26">El termini d'entrega és di<text:span text:style-name="T14">marts</text:span> <text:span text:style-name="T10">17</text:span>/<text:span text:style-name="T11">12</text:span>/24 .</text:p>
      <text:p text:style-name="P26"/>
      <text:p text:style-name="P14"/>
      <text:p text:style-name="P14">Tasca <text:span text:style-name="T21">11</text:span>:</text:p>
      <text:p text:style-name="P14"/>
      <text:p text:style-name="P27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11.pdf"><text:span text:style-name="T11">exercici</text:span></text:a><text:span text:style-name="T11">.</text:span></text:p>
      <text:p text:style-name="P39"/>
      <text:p text:style-name="P27">El termini d'entrega és di<text:span text:style-name="T22">lluns</text:span> <text:span text:style-name="T23">13</text:span>/<text:span text:style-name="T22">01</text:span>/2<text:span text:style-name="T22">5</text:span> .</text:p>
      <text:p text:style-name="P46"/>
      <text:p text:style-name="P53"><text:a xlink:type="simple" xlink:href="https://paulinoposada.github.io/web_fred/web_fred_2425/documents/ta/ta_11_sol.pdf">Solució tasca 1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14T21:24:49.577309322</dc:date>
    <meta:editing-duration>PT15M57S</meta:editing-duration>
    <meta:editing-cycles>33</meta:editing-cycles>
    <meta:document-statistic meta:table-count="0" meta:image-count="0" meta:object-count="0" meta:page-count="3" meta:paragraph-count="50" meta:word-count="368" meta:character-count="2429" meta:non-whitespace-character-count="2116"/>
  </office:meta>
</office:document-meta>
</file>